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7])" office:value-type="float" office:value="436" calcext:value-type="float">
            <text:p>436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/>
          <table:table-cell office:value-type="string" calcext:value-type="string">
            <text:p>Неделя 2 (22.01 — 29.01)</text:p>
          </table:table-cell>
          <table:table-cell table:formula="of:=SUM([.C8:.C15])" office:value-type="float" office:value="146" calcext:value-type="float">
            <text:p>146</text:p>
          </table:table-cell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" table:formula="of:=[.A4]+3" office:value-type="date" office:date-value="2026-01-19" calcext:value-type="date">
            <text:p>19.01.26</text:p>
          </table:table-cell>
          <table:table-cell table:formula="of:=313" office:value-type="float" office:value="313" calcext:value-type="float">
            <text:p>313</text:p>
          </table:table-cell>
          <table:table-cell table:formula="of:=[.B5]-[.B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20" calcext:value-type="date">
            <text:p>20.01.26</text:p>
          </table:table-cell>
          <table:table-cell table:formula="of:=427" office:value-type="float" office:value="427" calcext:value-type="float">
            <text:p>427</text:p>
          </table:table-cell>
          <table:table-cell table:formula="of:=[.B6]-[.B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21" calcext:value-type="date">
            <text:p>21.01.26</text:p>
          </table:table-cell>
          <table:table-cell table:formula="of:=521" office:value-type="float" office:value="521" calcext:value-type="float">
            <text:p>521</text:p>
          </table:table-cell>
          <table:table-cell table:formula="of:=[.B7]-[.B6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22" calcext:value-type="date">
            <text:p>22.01.26</text:p>
          </table:table-cell>
          <table:table-cell table:formula="of:=550" office:value-type="float" office:value="550" calcext:value-type="float">
            <text:p>550</text:p>
          </table:table-cell>
          <table:table-cell table:formula="of:=[.B8]-[.B7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6-01-25" calcext:value-type="date">
            <text:p>25.01.26</text:p>
          </table:table-cell>
          <table:table-cell table:style-name="ce12" table:formula="of:=616" office:value-type="float" office:value="616" calcext:value-type="float">
            <text:p>616</text:p>
          </table:table-cell>
          <table:table-cell table:formula="of:=[.B9]-[.B8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26" calcext:value-type="date">
            <text:p>26.01.26</text:p>
          </table:table-cell>
          <table:table-cell table:formula="of:=667" office:value-type="float" office:value="667" calcext:value-type="float">
            <text:p>667</text:p>
          </table:table-cell>
          <table:table-cell table:formula="of:=[.B10]-[.B9]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.00.0000</text:date>, <text:time style:data-style-name="N2" text:time-value="08:23:57.0576326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26T08:24:12.725838292</dc:date>
    <meta:editing-duration>PT26M30S</meta:editing-duration>
    <meta:editing-cycles>23</meta:editing-cycles>
    <meta:generator>LibreOffice/24.2.7.2$Linux_X86_64 LibreOffice_project/420$Build-2</meta:generator>
    <meta:document-statistic meta:table-count="3" meta:cell-count="8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398cm" svg:y="0.379cm" svg:width="14.142cm" svg:height="6.975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6047">
                <text:p>4604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